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20000009A99174FE609D8AB5E.png" manifest:media-type="image/png"/>
  <manifest:file-entry manifest:full-path="Pictures/10000000000000B9000000A8FF4B5A8B3782A7F5.png" manifest:media-type="image/png"/>
  <manifest:file-entry manifest:full-path="Pictures/10000200000000BD0000005780074AFEF1F9631A.gif" manifest:media-type="image/gif"/>
  <manifest:file-entry manifest:full-path="Pictures/100000000000021A000000EB6285872D9897619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4.0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5.748cm" svg:height="3.785cm" svg:x="6.35cm" svg:y="5.334cm" presentation:class="title" presentation:user-transformed="true">
          <draw:text-box>
            <text:p text:style-name="P2"><text:span text:style-name="T1">Práctica 0-1:</text:span><text:span text:style-name="T1"><text:line-break/></text:span><text:span text:style-name="T1">Github y VSCode</text:span></text:p>
          </draw:text-box>
        </draw:frame>
        <draw:frame presentation:style-name="pr2" draw:text-style-name="P4" draw:layer="layout" svg:width="23.211cm" svg:height="4.064cm" svg:x="2.443cm" svg:y="0.762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draw:style-name="gr1" draw:text-style-name="P1" draw:layer="layout" svg:width="7.725cm" svg:height="3.556cm" svg:x="18.437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2" draw:text-style-name="P2" draw:layer="layout" svg:width="4.893cm" svg:height="4.443cm" svg:x="7.807cm" svg:y="9.906cm">
          <draw:image xlink:href="Pictures/10000000000000B9000000A8FF4B5A8B3782A7F5.png" xlink:type="simple" xlink:show="embed" xlink:actuate="onLoad" loext:mime-type="image/png">
            <text:p/>
          </draw:image>
        </draw:frame>
        <draw:frame draw:style-name="gr2" draw:text-style-name="P2" draw:layer="layout" svg:width="4.284cm" svg:height="4.073cm" svg:x="16.29cm" svg:y="9.897cm">
          <draw:image xlink:href="Pictures/10000000000000A20000009A99174FE609D8AB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1-30T17:36:47.663737865</dc:date>
    <meta:editing-duration>P7DT21H17M16S</meta:editing-duration>
    <meta:editing-cycles>504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